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7ed5" officeooo:paragraph-rsid="001a7ed5"/>
    </style:style>
    <style:style style:name="P2" style:family="paragraph" style:parent-style-name="Table_20_Contents">
      <style:text-properties fo:font-size="15pt" fo:font-weight="bold" officeooo:rsid="001a7ed5" officeooo:paragraph-rsid="001a7ed5" style:font-size-asian="15pt" style:font-weight-asian="bold" style:font-size-complex="1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3978802304848">
          <table:table-cell table:style-name="Table1.A1" office:value-type="string">
            <text:p text:style-name="P2">Process</text:p>
          </table:table-cell>
          <table:table-cell table:style-name="Table1.B1" office:value-type="string">
            <text:p text:style-name="P2">Thread</text:p>
          </table:table-cell>
        </table:table-row>
        <table:table-row table:style-name="TableLine93978802304848">
          <table:table-cell table:style-name="Table1.A2" office:value-type="string">
            <text:p text:style-name="P1">Process itself a program in execution state</text:p>
          </table:table-cell>
          <table:table-cell table:style-name="Table1.B2" office:value-type="string">
            <text:p text:style-name="P1">Thread is a function, a part of process</text:p>
          </table:table-cell>
        </table:table-row>
        <table:table-row table:style-name="TableLine93978802304848">
          <table:table-cell table:style-name="Table1.A2" office:value-type="string">
            <text:p text:style-name="P1">Processes do not share data with each other</text:p>
          </table:table-cell>
          <table:table-cell table:style-name="Table1.B2" office:value-type="string">
            <text:p text:style-name="P1">Threads do share data with each other</text:p>
          </table:table-cell>
        </table:table-row>
        <table:table-row table:style-name="TableLine93978802304848">
          <table:table-cell table:style-name="Table1.A2" office:value-type="string">
            <text:p text:style-name="P1">To create process system call is invoked</text:p>
          </table:table-cell>
          <table:table-cell table:style-name="Table1.B2" office:value-type="string">
            <text:p text:style-name="P1">To create threads there are APIs</text:p>
          </table:table-cell>
        </table:table-row>
        <table:table-row table:style-name="TableLine93978802304848">
          <table:table-cell table:style-name="Table1.A2" office:value-type="string">
            <text:p text:style-name="P1">Process switching uses an interface in operating system</text:p>
          </table:table-cell>
          <table:table-cell table:style-name="Table1.B2" office:value-type="string">
            <text:p text:style-name="P1">Thread switching does not require calling an operating system and causes an interrupt to kernal.</text:p>
          </table:table-cell>
        </table:table-row>
        <table:table-row table:style-name="TableLine93978802304848">
          <table:table-cell table:style-name="Table1.A2" office:value-type="string">
            <text:p text:style-name="P1">Takes more in context switching</text:p>
          </table:table-cell>
          <table:table-cell table:style-name="Table1.B2" office:value-type="string">
            <text:p text:style-name="P1">Takes less time in contexgt switch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1T12:18:12.672993467</meta:creation-date>
    <dc:date>2023-04-01T12:25:39.277175082</dc:date>
    <meta:editing-duration>PT7M27S</meta:editing-duration>
    <meta:editing-cycles>1</meta:editing-cycles>
    <meta:document-statistic meta:table-count="1" meta:image-count="0" meta:object-count="0" meta:page-count="1" meta:paragraph-count="12" meta:word-count="79" meta:character-count="466" meta:non-whitespace-character-count="399"/>
    <meta:generator>LibreOffice/6.4.7.2$Linux_X86_64 LibreOffice_project/40$Build-2</meta:generator>
  </office:meta>
</office:document-meta>
</file>